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font-size="14pt" officeooo:rsid="001fb1b6" officeooo:paragraph-rsid="001fb1b6" style:font-size-asian="14pt" style:font-size-complex="14pt"/>
    </style:style>
    <style:style style:name="P2" style:family="paragraph" style:parent-style-name="Standard">
      <style:text-properties style:font-name="Century Schoolbook L" fo:font-size="14pt" officeooo:rsid="001fb1b6" officeooo:paragraph-rsid="0023fe3f" style:font-size-asian="14pt" style:font-size-complex="14pt"/>
    </style:style>
    <style:style style:name="P3" style:family="paragraph" style:parent-style-name="Standard">
      <style:text-properties style:font-name="Century Schoolbook L" fo:font-size="14pt" officeooo:rsid="00206bb2" officeooo:paragraph-rsid="00206bb2" style:font-size-asian="14pt" style:font-size-complex="14pt"/>
    </style:style>
    <style:style style:name="P4" style:family="paragraph" style:parent-style-name="Standard">
      <style:text-properties style:font-name="Century Schoolbook L" fo:font-size="14pt" officeooo:paragraph-rsid="00206bb2" style:font-size-asian="14pt" style:font-size-complex="14pt"/>
    </style:style>
    <style:style style:name="P5" style:family="paragraph" style:parent-style-name="Standard">
      <style:text-properties style:font-name="Century Schoolbook L" fo:font-size="14pt" officeooo:rsid="00222787" officeooo:paragraph-rsid="00222787" style:font-size-asian="14pt" style:font-size-complex="14pt"/>
    </style:style>
    <style:style style:name="P6" style:family="paragraph" style:parent-style-name="Standard">
      <style:text-properties style:font-name="Century Schoolbook L" fo:font-size="14pt" officeooo:rsid="002257e9" officeooo:paragraph-rsid="002257e9" style:font-size-asian="14pt" style:font-size-complex="14pt"/>
    </style:style>
    <style:style style:name="P7" style:family="paragraph" style:parent-style-name="Standard">
      <style:text-properties style:font-name="Century Schoolbook L" fo:font-size="14pt" officeooo:paragraph-rsid="0023fe3f"/>
    </style:style>
    <style:style style:name="P8" style:family="paragraph" style:parent-style-name="Standard">
      <style:text-properties style:font-name="Century Schoolbook L" fo:font-size="14pt" officeooo:rsid="002432af" officeooo:paragraph-rsid="0023fe3f"/>
    </style:style>
    <style:style style:name="P9" style:family="paragraph" style:parent-style-name="Standard">
      <style:text-properties style:font-name="Century Schoolbook L" fo:font-size="14pt" officeooo:rsid="00249609" officeooo:paragraph-rsid="00249609"/>
    </style:style>
    <style:style style:name="P10" style:family="paragraph" style:parent-style-name="Standard">
      <style:text-properties style:font-name="Century Schoolbook L" fo:font-size="14pt" officeooo:rsid="00249609" officeooo:paragraph-rsid="002568a6"/>
    </style:style>
    <style:style style:name="T1" style:family="text">
      <style:text-properties officeooo:rsid="00206bb2"/>
    </style:style>
    <style:style style:name="T2" style:family="text">
      <style:text-properties fo:font-variant="normal" fo:text-transform="none" fo:color="#1b1b1b" fo:letter-spacing="normal" fo:font-style="normal" fo:font-weight="normal"/>
    </style:style>
    <style:style style:name="T3" style:family="text">
      <style:text-properties fo:font-variant="normal" fo:text-transform="none" fo:color="#1b1b1b" fo:letter-spacing="normal" fo:font-style="normal" fo:font-weight="normal" officeooo:rsid="00222787"/>
    </style:style>
    <style:style style:name="T4" style:family="text">
      <style:text-properties fo:font-variant="normal" fo:text-transform="none" fo:color="#1b1b1b" fo:letter-spacing="normal" fo:font-style="normal" fo:font-weight="normal" officeooo:rsid="002257e9"/>
    </style:style>
    <style:style style:name="T5" style:family="text">
      <style:text-properties fo:font-variant="normal" fo:text-transform="none" fo:color="#1b1b1b" fo:letter-spacing="normal" fo:font-style="normal" fo:font-weight="normal" style:font-size-asian="14pt" style:font-size-complex="14pt"/>
    </style:style>
    <style:style style:name="T6" style:family="text">
      <style:text-properties fo:font-variant="normal" fo:text-transform="none" fo:color="#1b1b1b" fo:letter-spacing="normal" fo:font-style="normal" fo:font-weight="normal" officeooo:rsid="002257e9" style:font-size-asian="14pt" style:font-size-complex="14pt"/>
    </style:style>
    <style:style style:name="T7" style:family="text">
      <style:text-properties fo:font-variant="normal" fo:text-transform="none" fo:color="#1b1b1b" fo:letter-spacing="normal" fo:font-style="normal" fo:font-weight="normal" officeooo:rsid="002568a6" style:font-size-asian="14pt" style:font-size-complex="14pt"/>
    </style:style>
    <style:style style:name="T8" style:family="text">
      <style:text-properties fo:font-variant="normal" fo:text-transform="none" fo:color="#1b1b1b" fo:letter-spacing="normal" fo:font-style="normal" fo:font-weight="normal" officeooo:rsid="0026b1f5" style:font-size-asian="14pt" style:font-size-complex="14pt"/>
    </style:style>
    <style:style style:name="T9" style:family="text">
      <style:text-properties style:font-size-asian="14pt" style:font-size-complex="14pt"/>
    </style:style>
    <style:style style:name="T10" style:family="text">
      <style:text-properties officeooo:rsid="0023fe3f" style:font-size-asian="14pt" style:font-size-complex="14pt"/>
    </style:style>
    <style:style style:name="T11" style:family="text">
      <style:text-properties officeooo:rsid="002432af" style:font-size-asian="14pt" style:font-size-complex="14pt"/>
    </style:style>
    <style:style style:name="T12" style:family="text">
      <style:text-properties officeooo:rsid="002568a6" style:font-size-asian="14pt" style:font-size-complex="14pt"/>
    </style:style>
    <style:style style:name="T13" style:family="text">
      <style:text-properties officeooo:rsid="0026b1f5" style:font-size-asian="14pt" style:font-size-complex="14pt"/>
    </style:style>
    <style:style style:name="T14" style:family="text">
      <style:text-properties officeooo:rsid="002568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his day was a lot of first <text:span text:style-name="T1">happened </text:span>for my long time friend Chris (UBC Engineering). First time at a hackathon, first time drinking coffee, first time pretending to be a girl (I hope), and first time going to <text:span text:style-name="T14">karaoke.</text:span> <text:span text:style-name="T14">The only second, was the amazing second place finish. </text:span><text:s/></text:p>
      <text:p text:style-name="P2"/>
      <text:p text:style-name="P7"><text:span text:style-name="T10">This is also the first time that Chris, Jessica (Western AEO), and I had worked together on the same team. We were a little bit ragtaged but having know each other for a long time I think we each had a feeling that this would be a good team. The hackathon was and a Coding school called Launch Acadamy in the heard of Yaletown. This hackathon was sponsored by Canadain Breast Cancer Foundation (CBCF), and our goal was to use technology in order to raise awareness for young women to conduct self-checks. As a unaware male I myself did not know of such an issue, but after a heart tugging presentation by Sarah </text:span><text:span text:style-name="T11">Albrecht</text:span><text:span text:style-name="T10"> </text:span><text:span text:style-name="T11">CBCF executive I was ready to rock an roll. This is the first time that I have put my technological skills to use that would serve a greater purpose, needless to say I was very excited. </text:span></text:p>
      <text:p text:style-name="P8"><text:span text:style-name="T11"/></text:p>
      <text:p text:style-name="P10"><text:span text:style-name="T9">After a heated brain storming session with many cheap shots taking at me my Jessica we have ironed out a project plan that involved three aspects working together. Number one is partner ship with the massive lingerie company Victoria </text:span><text:span text:style-name="T12">Secret.</text:span><text:span text:style-name="T9"> They would help with </text:span><text:span text:style-name="T12">advertising</text:span><text:span text:style-name="T9">, handing out stress balls, and coupon codes. Part two is the stress balls, these balls will vibrate and light up every 3 weeks as a genital reminder to conduct a check. They will also feature different textures that </text:span><text:span text:style-name="T12">mimic</text:span><text:span text:style-name="T9"> </text:span><text:span text:style-name="T12">symptoms</text:span><text:span text:style-name="T9"> that needs to be checked for. <text:s/>We feel that by having these physical balls it has a </text:span><text:span text:style-name="T13">catalyzing</text:span><text:span text:style-name="T9"> effected as people will wonder what they are for and why they are lighting up. Lastly within the balls there will be a built in NFC tag which brings us to the las aspect of the project the mobile webapp. T</text:span><text:span text:style-name="T6">his began our social media </text:span><text:span text:style-name="T5">and technological</text:span><text:span text:style-name="T6"> aspect of the project. The webapp features a “fellow squeezers” where it mapped other people who have the squeeze balls. It allows users to feel that they are part of the bigger movement. The webapp also had all the information needed to conduct a check and </text:span><text:span text:style-name="T8">additional</text:span><text:span text:style-name="T6"> </text:span><text:span text:style-name="T8">resouces</text:span><text:span text:style-name="T6"> such as a direct link to find the nearest </text:span><text:span text:style-name="T5">mammogram.</text:span><text:span text:style-name="T6"> </text:span></text:p>
      <text:p text:style-name="P9"><text:span text:style-name="T6"/></text:p>
      <text:p text:style-name="P9"><text:span text:style-name="T6">O</text:span><text:span text:style-name="T5">ur team worked great with each other, what made us successful was the fact that we were able to be completely blunt to each other and ask for </text:span><text:soft-page-break/><text:span text:style-name="T5">exactly what we wanted. There was no ego on the line, nor office politics, it was simply “git shit done.” With a solid business plan and flawless prototype our unique take on the pitch had the judges laughing. Chris played you avage working female doing some shopping at Victoria </text:span><text:span text:style-name="T7">Secret</text:span><text:span text:style-name="T5"> while Jessica and I voiced over how this </text:span><text:span text:style-name="T7">awareness</text:span><text:span text:style-name="T5"> </text:span><text:span text:style-name="T7">movement</text:span><text:span text:style-name="T5"> will start and impact Chris’ life. A comment I had from a fellow hacker was that this could have been the next “Ice bucket challenge!” </text:span><text:span text:style-name="T7">It was a heated final presentation and by the narrowest margin w</text:span><text:span text:style-name="T5">e finished second plac</text:span><text:span text:style-name="T7">e. It as extremely fun and jammed packed day, I’ve never had so much fun listening to all the other presentation. I felt that we really did something good for the world that day as our ideas will be consider or incorporated with an actual campaign by the CBCF! I just again want to thank my team, loved working with you guys and oh Chris you’re pretty decent for karaoke eh? Is there something you’ve been hiding from 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1T17:14:41.224470698</meta:creation-date>
    <dc:date>2016-08-21T20:22:39.595721916</dc:date>
    <meta:editing-duration>PT8M30S</meta:editing-duration>
    <meta:editing-cycles>2</meta:editing-cycles>
    <meta:generator>LibreOffice/5.1.4.2$Linux_X86_64 LibreOffice_project/10m0$Build-2</meta:generator>
    <meta:document-statistic meta:table-count="0" meta:image-count="0" meta:object-count="0" meta:page-count="2" meta:paragraph-count="4" meta:word-count="613" meta:character-count="3395" meta:non-whitespace-character-count="2780"/>
  </office:meta>
</office:document-meta>
</file>